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 style:family="paragraph" style:parent-style-name="Standard">
      <style:text-properties fo:font-size="16pt" fo:language="es" fo:country="ES" fo:font-weight="bold" style:font-size-asian="16pt" style:font-weight-asian="bold" style:font-size-complex="16pt"/>
    </style:style>
    <style:style style:name="P3" style:family="paragraph" style:parent-style-name="Standard">
      <style:text-properties fo:language="es" fo:country="ES"/>
    </style:style>
    <style:style style:name="P4" style:family="paragraph" style:parent-style-name="Standard">
      <style:text-properties fo:font-size="12pt" style:font-size-asian="12pt" style:font-size-complex="12pt"/>
    </style:style>
    <style:style style:name="P5" style:family="paragraph" style:parent-style-name="Standard">
      <style:text-properties fo:color="#365f91" style:font-name="Cambria" fo:font-size="12pt" fo:font-weight="bold" style:font-size-asian="12pt" style:font-weight-asian="bold" style:font-name-complex="F" style:font-size-complex="12pt" style:font-weight-complex="bold"/>
    </style:style>
    <style:style style:name="P6" style:family="paragraph" style:parent-style-name="Standard">
      <style:paragraph-properties fo:margin-top="0cm" fo:margin-bottom="0cm" style:contextual-spacing="false" style:line-height-at-least="0.212cm"/>
    </style:style>
    <style:style style:name="P7" style:family="paragraph" style:parent-style-name="Standard">
      <style:paragraph-properties fo:margin-top="0cm" fo:margin-bottom="0cm" style:contextual-spacing="false" style:line-height-at-least="0.212cm"/>
      <style:text-properties fo:font-size="12pt" style:font-size-asian="12pt" style:font-size-complex="12pt"/>
    </style:style>
    <style:style style:name="P8" style:family="paragraph" style:parent-style-name="Standard" style:master-page-name="Standard">
      <style:paragraph-properties fo:text-align="center" style:justify-single-word="false" style:page-number="auto"/>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19.032cm" style:type="right" style:leader-style="dotted" style:leader-text="."/>
        </style:tab-stops>
      </style:paragraph-properties>
    </style:style>
    <style:style style:name="P11" style:family="paragraph" style:parent-style-name="List_20_Paragraph" style:list-style-name="WWNum1"/>
    <style:style style:name="P12" style:family="paragraph">
      <style:paragraph-properties fo:text-align="center"/>
    </style:style>
    <style:style style:name="T1" style:family="text">
      <style:text-properties fo:font-size="16pt" fo:font-weight="bold" style:font-size-asian="16pt" style:font-weight-asian="bold" style:font-size-complex="16pt"/>
    </style:style>
    <style:style style:name="T2" style:family="text">
      <style:text-properties text:display="true"/>
    </style:style>
    <style:style style:name="T3" style:family="text">
      <style:text-properties style:language-asian="es" style:country-asian="MX" style:font-name-complex="F"/>
    </style:style>
    <style:style style:name="T4" style:family="text">
      <style:text-properties fo:font-size="12pt" style:font-size-asian="12pt" style:font-size-complex="12pt"/>
    </style:style>
    <style:style style:name="T5" style:family="text">
      <style:text-properties fo:font-size="12pt" style:text-underline-style="solid" style:text-underline-width="auto" style:text-underline-color="font-color" fo:font-weight="bold" style:font-size-asian="12pt" style:font-weight-asian="bold"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fo:color="#548dd4" fo:font-size="12pt" fo:font-weight="bold" style:font-size-asian="12pt" style:font-weight-asian="bold" style:font-size-complex="12pt"/>
    </style:style>
    <style:style style:name="T8" style:family="text">
      <style:text-properties fo:color="#e36c0a" fo:font-size="12pt" fo:font-weight="bold" style:font-size-asian="12pt" style:font-weight-asian="bold" style:font-size-complex="12pt"/>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draw:stroke="none" svg:stroke-width="0cm" draw:fill="solid" draw:fill-color="#ffffff" draw:textarea-horizontal-align="center" draw:textarea-vertical-align="top" fo:padding-top="0.127cm" fo:padding-bottom="0.127cm" fo:padding-left="0.254cm" fo:padding-right="0.254cm" style:run-through="background"/>
    </style:style>
    <style:style style:name="gr3" style:family="graphic">
      <style:graphic-properties draw:stroke="solid" svg:stroke-width="0cm" svg:stroke-color="#4f81bd" draw:stroke-linejoin="miter" draw:fill="none" draw:textarea-vertical-align="middle" fo:min-height="0.873cm" fo:min-width="1.977cm" fo:padding-top="0cm" fo:padding-bottom="0cm" fo:padding-left="0.254cm" fo:padding-right="0.254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xt:tab/>Control de videoclub, aplicación de escritorio.</text:span></text:p>
      <text:p text:style-name="P1"/>
      <text:p text:style-name="Contents_20_Heading">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Toc366499249" text:style-name="Index_20_Link" text:visited-style-name="Index_20_Link">General</text:a><text:a xlink:type="simple" xlink:href="#_Toc366499249" text:style-name="Index_20_Link" text:visited-style-name="Index_20_Link"><text:span text:style-name="T2"><text:tab/>2</text:span></text:a></text:p>
          <text:p text:style-name="P10"><text:a xlink:type="simple" xlink:href="#_Toc366499250" text:style-name="Index_20_Link" text:visited-style-name="Index_20_Link">Categorías</text:a><text:a xlink:type="simple" xlink:href="#_Toc366499250" text:style-name="Index_20_Link" text:visited-style-name="Index_20_Link"><text:span text:style-name="T2"><text:tab/>3</text:span></text:a></text:p>
          <text:p text:style-name="P10"><text:a xlink:type="simple" xlink:href="#_Toc366499251" text:style-name="Index_20_Link" text:visited-style-name="Index_20_Link">Formatos</text:a><text:a xlink:type="simple" xlink:href="#_Toc366499251" text:style-name="Index_20_Link" text:visited-style-name="Index_20_Link"><text:span text:style-name="T2"><text:tab/>3</text:span></text:a></text:p>
          <text:p text:style-name="P10"><text:a xlink:type="simple" xlink:href="#_Toc366499252" text:style-name="Index_20_Link" text:visited-style-name="Index_20_Link">Películas</text:a><text:a xlink:type="simple" xlink:href="#_Toc366499252" text:style-name="Index_20_Link" text:visited-style-name="Index_20_Link"><text:span text:style-name="T2"><text:tab/>3</text:span></text:a></text:p>
          <text:p text:style-name="P10"><text:a xlink:type="simple" xlink:href="#_Toc366499253" text:style-name="Index_20_Link" text:visited-style-name="Index_20_Link">Videojuegos</text:a><text:a xlink:type="simple" xlink:href="#_Toc366499253" text:style-name="Index_20_Link" text:visited-style-name="Index_20_Link"><text:span text:style-name="T2"><text:tab/>4</text:span></text:a></text:p>
          <text:p text:style-name="P10"><text:a xlink:type="simple" xlink:href="#_Toc366499254" text:style-name="Index_20_Link" text:visited-style-name="Index_20_Link">Alquileres</text:a><text:a xlink:type="simple" xlink:href="#_Toc366499254" text:style-name="Index_20_Link" text:visited-style-name="Index_20_Link"><text:span text:style-name="T2"><text:tab/>4</text:span></text:a></text:p>
          <text:p text:style-name="P10"><text:a xlink:type="simple" xlink:href="#_Toc366499255" text:style-name="Index_20_Link" text:visited-style-name="Index_20_Link">Precios alquileres</text:a><text:a xlink:type="simple" xlink:href="#_Toc366499255" text:style-name="Index_20_Link" text:visited-style-name="Index_20_Link"><text:span text:style-name="T2"><text:tab/>5</text:span></text:a></text:p>
          <text:p text:style-name="P10"><text:a xlink:type="simple" xlink:href="#_Toc366499256" text:style-name="Index_20_Link" text:visited-style-name="Index_20_Link">Socios</text:a><text:a xlink:type="simple" xlink:href="#_Toc366499256" text:style-name="Index_20_Link" text:visited-style-name="Index_20_Link"><text:span text:style-name="T2"><text:tab/>6</text:span></text:a></text:p>
          <text:p text:style-name="P10"><text:a xlink:type="simple" xlink:href="#_Toc366499257" text:style-name="Index_20_Link" text:visited-style-name="Index_20_Link">Ventas</text:a><text:a xlink:type="simple" xlink:href="#_Toc366499257" text:style-name="Index_20_Link" text:visited-style-name="Index_20_Link"><text:span text:style-name="T2"><text:tab/>7</text:span></text:a></text:p>
          <text:p text:style-name="P10"><text:a xlink:type="simple" xlink:href="#_Toc366499258" text:style-name="Index_20_Link" text:visited-style-name="Index_20_Link">Ofertas alquileres</text:a><text:a xlink:type="simple" xlink:href="#_Toc366499258" text:style-name="Index_20_Link" text:visited-style-name="Index_20_Link"><text:span text:style-name="T2"><text:tab/>7</text:span></text:a></text:p>
          <text:p text:style-name="P10"><text:a xlink:type="simple" xlink:href="#_Toc366499259" text:style-name="Index_20_Link" text:visited-style-name="Index_20_Link">Reportes</text:a><text:a xlink:type="simple" xlink:href="#_Toc366499259" text:style-name="Index_20_Link" text:visited-style-name="Index_20_Link"><text:span text:style-name="T2"><text:tab/>8</text:span></text:a></text:p>
          <text:p text:style-name="P10"><text:a xlink:type="simple" xlink:href="#_Toc366499260" text:style-name="Index_20_Link" text:visited-style-name="Index_20_Link">Puntaje</text:a><text:a xlink:type="simple" xlink:href="#_Toc366499260" text:style-name="Index_20_Link" text:visited-style-name="Index_20_Link"><text:span text:style-name="T2"><text:tab/>9</text:span></text:a></text:p>
          <text:p text:style-name="P10"><text:a xlink:type="simple" xlink:href="#_Toc366499261" text:style-name="Index_20_Link" text:visited-style-name="Index_20_Link">ANEXO relación de datos de las entidades:</text:a><text:a xlink:type="simple" xlink:href="#_Toc366499261" text:style-name="Index_20_Link" text:visited-style-name="Index_20_Link"><text:span text:style-name="T2"><text:tab/>10</text:span></text:a></text:p>
          <text:p text:style-name="P3"/>
        </text:index-body>
      </text:table-of-content>
      <text:p text:style-name="P2"/>
      <text:h text:style-name="P9" text:outline-level="1"><text:bookmark-start text:name="_Toc366499249"/><text:span text:style-name="T4">General</text:span><text:bookmark-end text:name="_Toc366499249"/></text:h>
      <text:p text:style-name="Standard"><text:span text:style-name="T4"><text:s text:c="2"/></text:span><text:span text:style-name="T5">Descripción</text:span><text:span text:style-name="T4">: El sistema es una aplicación de escritorio, multiplataforma, puede usarse en Windows, Linux o Mac. Debe estar disponible para ser usada por uno o varios usuarios a través de una red LAN. </text:span></text:p>
      <text:p text:style-name="Standard"><text:span text:style-name="T4">En este modulo se manejaran las configuraciones generales o globales del sistema:</text:span></text:p>
      <text:p text:style-name="Standard"><text:span text:style-name="T4">1- Configuración del sistema, maneja datos generales del sistema, como nombre de la empresa, moneda a utilizar en las transacciones y definición de documento de identificación a usar para el registro de socios, uso local o en conjunto con la pagina web. Plantilla de contrato para socios.</text:span></text:p>
      <text:p text:style-name="Standard"><text:span text:style-name="T4">2- Configuración de conexión con la base de datos, configuración de modo de sincronización con BD remota en caso de trabajar en conjunto con la pagina web. La sincronización se hará en tiempo real pero en caso de no ser posible se registraran las acciones pendientes para ser sincronizadas posteriormente.</text:span></text:p>
      <text:p text:style-name="Standard"><text:span text:style-name="T4">3- Configuración de códigos de barras y etiquetas.</text:span></text:p>
      <text:p text:style-name="Standard"><text:span text:style-name="T4">4- Configuración de impuestos a aplicar en transacciones.</text:span></text:p>
      <text:p text:style-name="Standard"><text:span text:style-name="T4">5- Configuración de avisos web, esto para cuando el sistema trabaje en conjunto con la pagina web y el sistema muestra avisos tales como un nuevo alquiler o venta registrado por un socio desde la web.</text:span></text:p>
      <text:p text:style-name="Standard"><text:span text:style-name="T4">5- Lista de idiomas para usar como títulos y subtítulos.</text:span></text:p>
      <text:p text:style-name="Standard"><text:span text:style-name="T4"/></text:p>
      <text:p text:style-name="Standard"><text:span text:style-name="T4"><text:s text:c="2"/></text:span><text:span text:style-name="T5">Vistas</text:span><text:span text:style-name="T4">: </text:span></text:p>
      <text:p text:style-name="Standard"><text:span text:style-name="T4">* Global, contiene los controles generales del sistema</text:span></text:p>
      <text:p text:style-name="Standard"><text:span text:style-name="T4">* Configuración del sistema</text:span></text:p>
      <text:p text:style-name="Standard"><text:span text:style-name="T4">* Base de datos</text:span></text:p>
      <text:p text:style-name="Standard"><text:span text:style-name="T4">* Base de datos remota y avisos web</text:span></text:p>
      <text:p text:style-name="Standard"><text:span text:style-name="T4">* Códigos de barras y etiquetas</text:span></text:p>
      <text:p text:style-name="Standard"><text:span text:style-name="T4">* Plantilla contrato (para socios)</text:span></text:p>
      <text:p text:style-name="P4"/>
      <text:h text:style-name="Heading_20_1" text:outline-level="1"><text:bookmark-start text:name="_Toc366499250"/><text:span text:style-name="T4">Categorías</text:span><text:bookmark-end text:name="_Toc366499250"/></text:h>
      <text:p text:style-name="Standard"><text:span text:style-name="T4"><text:s text:c="2"/></text:span><text:span text:style-name="T5">Descripción</text:span><text:span text:style-name="T4">: Registra las categorías en las cuales se dividen los artículos (películas y videojuegos) Cada categoría tiene un nombre una descripción y puede tener condiciones </text:span><text:soft-page-break/><text:span text:style-name="T4">de uso. <text:s/>Ejemplos de categorías son: acción, comedia, infantil, documental, deportes, animación, etc. </text:span></text:p>
      <text:p text:style-name="Standard"><text:span text:style-name="T4"><text:s/></text:span></text:p>
      <text:p text:style-name="Standard"><text:span text:style-name="T4"><text:s text:c="2"/></text:span><text:span text:style-name="T5">Vistas</text:span><text:span text:style-name="T4">: </text:span></text:p>
      <text:p text:style-name="Standard"><text:span text:style-name="T4">* Lista de categorías</text:span></text:p>
      <text:p text:style-name="Standard"><text:span text:style-name="T4">* Ficha de categoría (crear nueva o modificar existente)</text:span></text:p>
      <text:p text:style-name="P4"/>
      <text:h text:style-name="Heading_20_1" text:outline-level="1"><text:bookmark-start text:name="_Toc366499251"/><text:span text:style-name="T4">Formatos</text:span><text:bookmark-end text:name="_Toc366499251"/></text:h>
      <text:p text:style-name="Standard"><text:span text:style-name="T4"><text:s text:c="2"/></text:span><text:span text:style-name="T5">Descripción</text:span><text:span text:style-name="T4">: Registra los formatos en las cuales se encuentran los artículos (películas y videojuegos) Cada formato tiene un nombre y una descripción. <text:s/>Ejemplo de formatos son: DVD, BlueRay, PSP, PS2, Mini DVD, etc.</text:span></text:p>
      <text:p text:style-name="Standard"><text:span text:style-name="T4"/></text:p>
      <text:p text:style-name="Standard"><text:span text:style-name="T4"><text:s text:c="2"/></text:span><text:span text:style-name="T5">Vistas</text:span><text:span text:style-name="T4">: </text:span></text:p>
      <text:p text:style-name="Standard"><text:span text:style-name="T4">* Lista de formatos</text:span></text:p>
      <text:p text:style-name="Standard"><text:span text:style-name="T4">* Ficha de formato (crear nuevo o modificar existente)</text:span></text:p>
      <text:p text:style-name="P4"/>
      <text:h text:style-name="Heading_20_1" text:outline-level="1"><text:bookmark-start text:name="_Toc366499252"/><text:span text:style-name="T4">Películas</text:span><text:bookmark-end text:name="_Toc366499252"/></text:h>
      <text:p text:style-name="Standard"><text:span text:style-name="T4"><text:s text:c="2"/></text:span><text:span text:style-name="T5">Descripción</text:span><text:span text:style-name="T4">: Guarda el catalogo de películas, cada película es un registro, de cada película puede existir uno o más ejemplares, cada ejemplar debe tener al menos un código de barras asociado (puede tener N donde N es mayor a 1), una película debe estar en un estado que indique su actualidad/ubicación, por ejemplo: en alquiler, vendida, disponible, reservada para alquiler o venta, perdida, dañada, sustraída.</text:span></text:p>
      <text:p text:style-name="P4"/>
      <text:p text:style-name="Standard"><text:span text:style-name="T4">Al abrir un registro de película <text:s/>se podrá observar el estado de cada ejemplar. Se proporcionara la función de duplicar un registro de película.</text:span></text:p>
      <text:p text:style-name="Standard"><text:span text:style-name="T4"/></text:p>
      <text:p text:style-name="Standard"><text:span text:style-name="T4"><text:s text:c="2"/></text:span><text:span text:style-name="T5">Vistas</text:span><text:span text:style-name="T4">: </text:span></text:p>
      <text:p text:style-name="Standard"><text:span text:style-name="T4">* Lista de películas</text:span></text:p>
      <text:p text:style-name="Standard"><text:span text:style-name="T4">* Ficha de película (crear, modificar registro)</text:span></text:p>
      <text:p text:style-name="P4"/>
      <text:h text:style-name="Heading_20_1" text:outline-level="1"><text:bookmark-start text:name="_Toc366499253"/><text:soft-page-break/><text:span text:style-name="T4">Videojuegos</text:span><text:bookmark-end text:name="_Toc366499253"/></text:h>
      <text:p text:style-name="Standard"><text:span text:style-name="T4"><text:s text:c="2"/></text:span><text:span text:style-name="T5">Descripción</text:span><text:span text:style-name="T4">: Guarda el catalogo de videojuegos, cada juego es un registro, de cada juego puede existir uno o más ejemplares, cada ejemplar debe tener al menos un código de barras asociado (puede tener N donde N es mayor a 1), un juego debe estar en un estado que indique su actualidad/ubicación, por ejemplo: en alquiler, vendida, disponible, aparatada para alquiler o venta, perdida, dañada, sustraida.</text:span></text:p>
      <text:p text:style-name="P4"/>
      <text:p text:style-name="Standard"><text:span text:style-name="T4">Al abrir un registro de juego <text:s/>se podrá observar el estado de cada ejemplar. Se proporcionara la función de duplicar un registro de videojuego.</text:span></text:p>
      <text:p text:style-name="Standard"><text:span text:style-name="T4"/></text:p>
      <text:p text:style-name="Standard"><text:span text:style-name="T4"><text:s text:c="2"/></text:span><text:span text:style-name="T5">Vistas</text:span><text:span text:style-name="T4">: </text:span></text:p>
      <text:p text:style-name="Standard"><text:span text:style-name="T4">* Lista de juegos</text:span></text:p>
      <text:p text:style-name="Standard"><text:span text:style-name="T4">* Ficha de juego (crear, modificar registro)</text:span></text:p>
      <text:p text:style-name="P4"/>
      <text:h text:style-name="Heading_20_1" text:outline-level="1"><text:bookmark-start text:name="_Toc366499254"/><text:span text:style-name="T4">Alquileres</text:span><text:bookmark-end text:name="_Toc366499254"/></text:h>
      <text:p text:style-name="Standard"><text:span text:style-name="T4"><text:s text:c="2"/></text:span><text:span text:style-name="T5">Descripción</text:span><text:span text:style-name="T4">: Se manejan los procesos y listados de alquileres. Cada alquiler debe tener un estado: apartado, en curso, terminado, cancelado (devolución).</text:span></text:p>
      <text:p text:style-name="P4"/>
      <text:p text:style-name="Standard"><text:span text:style-name="T4">El proceso de alquiler consiste en elegir los artículos (película o <text:s/>videojuego) a incluir en un alquiler, antes de guardar el registro se podrán quitar o agregar artículos, si se agrega un artículo que se encuentre actualmente en alquiler, apartado o no disponible el sistema le deberá informar y no permitir que dicho artículo sea <text:s/>agregado. </text:span></text:p>
      <text:p text:style-name="P4"/>
      <text:p text:style-name="Standard"><text:span text:style-name="T4">Cada alquiler está relacionado con un socio. Al finalizar un alquiler el sistema debe calcular si hay ofertas que aplican en dicho alquiler y calcular el costo final en base a los artículos incluidos, el descuento por oferta (si aplica) e impuestos aplicables de acuerdo a la configuración del modulo general, y si se necesita facturar el importe de ese alquiler o no.</text:span></text:p>
      <text:p text:style-name="P4"/>
      <text:p text:style-name="Standard"><text:span text:style-name="T4">Para finalizar un alquiler en curso esto se podrá hacer desde la ficha de alquiler con lo cual todos los artículos incluidos en el alquiler se marcaran como devueltos y disponibles y se mostrara el cobro total de acuerdo a los artículos y el tiempo de duración del alquiler. </text:span></text:p>
      <text:p text:style-name="P4"><text:soft-page-break/></text:p>
      <text:p text:style-name="Standard"><text:span text:style-name="T4">Como segunda opción se podrá devolver por articulo desde la vista Devolución de artículos, en este caso se podrá cerrar el alquiler por artículo, sin un socio alquilo dos artículos (o más) en un mismo alquiler podrá devolver un articulo y conservar el segundo (o los demás) por más tiempo si así lo desea.</text:span></text:p>
      <text:p text:style-name="P4"/>
      <text:p text:style-name="Standard"><text:span text:style-name="T4">Si el socio alquilo un artículo se dará la opción de cambio siempre que regrese el articulo previo y se podrá llevar el nuevo si este está disponible, el cobro podrá empezar a contar a partir del cambio o no según decida el administrador del videoclub.</text:span></text:p>
      <text:p text:style-name="Standard"><text:span text:style-name="T4"/></text:p>
      <text:p text:style-name="Standard"><text:span text:style-name="T4"><text:s text:c="2"/></text:span><text:span text:style-name="T5">Vistas</text:span><text:span text:style-name="T4">: </text:span></text:p>
      <text:p text:style-name="Standard"><text:span text:style-name="T4">* Lista de alquileres</text:span></text:p>
      <text:p text:style-name="Standard"><text:span text:style-name="T4">* Ficha de alquiler (crear, ver)</text:span></text:p>
      <text:p text:style-name="Standard"><text:span text:style-name="T4">* Devolución de artículos (regresar un articulo por su código de barras y poner el coste final editable)</text:span></text:p>
      <text:p text:style-name="Standard"><text:span text:style-name="T4">* Cambio de títulos (cuando un socio cambia un titulo por X por otro)</text:span></text:p>
      <text:p text:style-name="P4"/>
      <text:h text:style-name="Heading_20_1" text:outline-level="1"><text:bookmark-start text:name="_Toc366499255"/><text:span text:style-name="T4">Precios alquileres</text:span><text:bookmark-end text:name="_Toc366499255"/></text:h>
      <text:p text:style-name="Standard"><text:span text:style-name="T4"><text:s text:c="2"/></text:span><text:span text:style-name="T5">Descripción</text:span><text:span text:style-name="T4">: Registra los precios de alquiler de acuerdo a un catalogo de precios, cada catalogo tienen un nombre para identificarlo, cada catalogo puede aplicar los precios a los artículos de acuerdo a la categoría del artículo, cada catalogo de precios aplica los precios de acuerda a unidades de tiempo que puede ser hora o día, cada costo se aplica por unidad de tiempo base y en casos de que un alquiler sobrepase el tiempo base se aplica un costo extra por unidad de tiempo.</text:span></text:p>
      <text:p text:style-name="Standard"><text:span text:style-name="T4"/></text:p>
      <text:p text:style-name="Standard"><text:span text:style-name="T4"><text:s text:c="2"/></text:span><text:span text:style-name="T5">Vistas</text:span><text:span text:style-name="T4">: </text:span></text:p>
      <text:p text:style-name="Standard"><text:span text:style-name="T4">* Lista de catálogos de precios</text:span></text:p>
      <text:p text:style-name="Standard"><text:span text:style-name="T4">* Ficha de catalogo de precios (crear nueva o modificar existente)</text:span></text:p>
      <text:p text:style-name="P4"/>
      <text:h text:style-name="Heading_20_1" text:outline-level="1"><text:bookmark-start text:name="_Toc366499256"/><text:soft-page-break/><text:span text:style-name="T4">Socios</text:span><text:bookmark-end text:name="_Toc366499256"/></text:h>
      <text:p text:style-name="Standard"><text:span text:style-name="T4"><text:s text:c="2"/></text:span><text:span text:style-name="T5">Descripción</text:span><text:span text:style-name="T4">: Aquí se manejan los registros de los socios, cada registro de socio debe contar con los datos personales y el monto de su crédito disponible. <text:s/>El crédito disponible significa que el socio pueda tener <text:s/>un monto de dinero depositado para su uso en alquileres o compras, al hacer uso de dicho monto el gasto será descontado de su crédito.</text:span></text:p>
      <text:p text:style-name="P4"/>
      <text:p text:style-name="Standard"><text:span text:style-name="T4">Cada socio tendrá registrados sus datos personales, con opción de guardar el escaneo de documentos de identificación, también se podrán crear notas sobre un socio a juicio del usuario del sistema, y se podrán definir personas autorizadas a usar la cuenta del socio.</text:span></text:p>
      <text:p text:style-name="P4"/>
      <text:p text:style-name="Standard"><text:span text:style-name="T4">En caso de que el administrador de sistema lo autorice un socio podrá incluso tener un crédito con balance negativo, esto es deuda pudiendo así alquilar o comprar cargando el costo para ser cobrado posteriormente.</text:span></text:p>
      <text:p text:style-name="Standard"><text:span text:style-name="T4"/></text:p>
      <text:p text:style-name="Standard"><text:span text:style-name="T4"><text:s text:c="2"/></text:span><text:span text:style-name="T5">Vistas</text:span><text:span text:style-name="T4">: </text:span></text:p>
      <text:p text:style-name="Standard"><text:span text:style-name="T4">* Listado de socios</text:span></text:p>
      <text:p text:style-name="Standard"><text:span text:style-name="T4">* Ficha de socio (crear nuevo o ver datos de registro existente) ver documentos registrados, personas autorizadas a usar su cuenta y generar e imprimir contrato en base a la plantilla y con los datos del socio.</text:span></text:p>
      <text:p text:style-name="P5"/>
      <text:h text:style-name="P9" text:outline-level="1"><text:bookmark-start text:name="_Toc366499257"/><text:span text:style-name="T4">Ventas</text:span><text:bookmark-end text:name="_Toc366499257"/></text:h>
      <text:p text:style-name="Standard"><text:span text:style-name="T4"><text:s text:c="2"/></text:span><text:span text:style-name="T5">Descripción</text:span><text:span text:style-name="T4">: Se manejan los procesos y listados de ventas. Cada venta debe tener un estado: apartado, finalizado o cancelado.</text:span></text:p>
      <text:p text:style-name="P4"/>
      <text:p text:style-name="Standard"><text:span text:style-name="T4">El proceso de venta consiste en elegir los artículos (película o <text:s/>videojuego) a incluir en una ventas, antes de guardar el registro se podrán quitar o agregar artículos, si se agrega un artículo que se encuentre actualmente en alquiler, apartado o no disponible el sistema le deberá informar y no permitir que dicho artículo sea <text:s/>agregado. </text:span></text:p>
      <text:p text:style-name="P4"/>
      <text:p text:style-name="Standard"><text:span text:style-name="T4">Cada puede estar venta está relacionada con un socio o no, en caso de que no será venta de mostrador a cliente externo. <text:s/>Los artículos vendidos se marcaran como tales en el sistema para que a futuro aunque se trate de usarlos se reconozca como vendidos. Al registrar una venta en sistema <text:s/>el calculara el costo final en base a los artículos incluidos e impuestos aplicables de acuerdo a la configuración del modulo general.</text:span></text:p>
      <text:p text:style-name="Standard"><text:span text:style-name="T4"/></text:p>
      <text:p text:style-name="Standard"><text:span text:style-name="T4"><text:s text:c="2"/></text:span><text:span text:style-name="T5">Vistas</text:span><text:span text:style-name="T4">: </text:span></text:p>
      <text:p text:style-name="Standard"><text:span text:style-name="T4">* Lista de ventas</text:span></text:p>
      <text:p text:style-name="Standard"><text:span text:style-name="T4">* Ficha de venta (crear, ver)</text:span></text:p>
      <text:p text:style-name="P4"/>
      <text:h text:style-name="Heading_20_1" text:outline-level="1"><text:bookmark-start text:name="_Toc366499258"/><text:span text:style-name="T4">Ofertas alquileres</text:span><text:bookmark-end text:name="_Toc366499258"/></text:h>
      <text:p text:style-name="Standard"><text:span text:style-name="T4"><text:s text:c="2"/></text:span><text:span text:style-name="T5">Descripción</text:span><text:span text:style-name="T4">: Registra las ofertas disponibles para alquileres, cada oferta tienen un nombre para identificarla, cada oferta puede aplicar a los artículos de acuerdo al tipo de articulo (película o juego) o a la categoría que pertenece.</text:span></text:p>
      <text:p text:style-name="P4"/>
      <text:p text:style-name="Standard"><text:span text:style-name="T4">Una oferta puede aplicar por numero de artículos, fecha de alquiler, días de la semana, puntos (vea modulo Puntaje). Cada oferta puede beneficiar de dos formas: sea por un porcentaje de descuento del costo final (dentro del tiempo base) o por un costo fijo preestablecido.</text:span></text:p>
      <text:p text:style-name="Standard"><text:span text:style-name="T4"/></text:p>
      <text:p text:style-name="Standard"><text:span text:style-name="T4"><text:s text:c="2"/></text:span><text:span text:style-name="T5">Vistas</text:span><text:span text:style-name="T4">: </text:span></text:p>
      <text:p text:style-name="Standard"><text:span text:style-name="T4">* Lista de ofertas</text:span></text:p>
      <text:p text:style-name="Standard"><text:soft-page-break/><text:span text:style-name="T4">* Ficha de oferta (crear nueva o modificar existente)</text:span></text:p>
      <text:p text:style-name="P4"/>
      <text:h text:style-name="Heading_20_1" text:outline-level="1"><text:bookmark-start text:name="_Toc366499259"/><text:span text:style-name="T4">Reportes</text:span><text:bookmark-end text:name="_Toc366499259"/></text:h>
      <text:p text:style-name="Standard"><text:span text:style-name="T4"><text:s text:c="2"/></text:span><text:span text:style-name="T5">Descripción</text:span><text:span text:style-name="T4">: Procesa y crea y muestra los reportes generados por el sistema, cada reporte ademas de ser visualizado puede ser impreso o guardado como archivo PDF, los reportes considerados al momento son:</text:span></text:p>
      <text:p text:style-name="Standard"><text:span text:style-name="T4">1- Etiquetas, podrá mostrar e imprimir etiquetas de códigos de barras para identificar los productos</text:span></text:p>
      <text:p text:style-name="Standard"><text:span text:style-name="T4">2- Ficha de socio, podrá imprimir los datos (personales o documentos) de un socio.</text:span></text:p>
      <text:p text:style-name="Standard"><text:span text:style-name="T4">3- Estadísticas de socio, películas alquiladas, compradas, devoluciones, consumo (delimitado por rango de tiempo configurable)</text:span></text:p>
      <text:p text:style-name="Standard"><text:span text:style-name="T4">4- Estadísticas de películas, títulos más alquilados/vendidos filtrados por categoría, formato (delimitado por rango de tiempo configurable)</text:span></text:p>
      <text:p text:style-name="Standard"><text:span text:style-name="T4">5- Estadísticas de videojuego, títulos más alquilados/vendidos filtrados por categoría, formato (delimitado por rango de tiempo configurable)</text:span></text:p>
      <text:p text:style-name="Standard"><text:span text:style-name="T4"/></text:p>
      <text:p text:style-name="Standard"><text:span text:style-name="T4"><text:s text:c="2"/></text:span><text:span text:style-name="T5">Vistas</text:span><text:span text:style-name="T4">: </text:span></text:p>
      <text:p text:style-name="Standard"><text:span text:style-name="T4">* Hoja de etiquetas (etiquetas para artículos) </text:span></text:p>
      <text:p text:style-name="Standard"><text:span text:style-name="T4">* Hoja de credenciales (credenciales de socios)</text:span></text:p>
      <text:p text:style-name="Standard"><text:span text:style-name="T4">* Ficha de socio (para imprimir)</text:span></text:p>
      <text:p text:style-name="Standard"><text:span text:style-name="T4">* Estadísticas de socio</text:span></text:p>
      <text:p text:style-name="Standard"><text:span text:style-name="T4">* Estadísticas de películas</text:span></text:p>
      <text:p text:style-name="Standard"><text:span text:style-name="T4">* Estadísticas de videojuegos</text:span></text:p>
      <text:p text:style-name="P4"/>
      <text:p text:style-name="P4"/>
      <text:h text:style-name="Heading_20_1" text:outline-level="1"><text:bookmark-start text:name="_Toc366499260"/><text:span text:style-name="T4">Puntaje</text:span><text:bookmark-end text:name="_Toc366499260"/></text:h>
      <text:p text:style-name="Standard"><text:span text:style-name="T4"><text:s text:c="2"/></text:span><text:span text:style-name="T5"><text:s/>Descripción</text:span><text:span text:style-name="T4">: Maneja un sistema de puntaje para los socios (método de fidelizacion). Se puede asignar </text:span><text:span text:style-name="T7">X </text:span><text:span text:style-name="T4">puntos a un socio en base a su consumo, con un número </text:span><text:span text:style-name="T8">Y</text:span><text:span text:style-name="T4"> (configurable) de puntos asignados el socio podrá obtener alquileres o productos gratis, con descuento o precio especial.</text:span></text:p>
      <text:p text:style-name="P4"><text:soft-page-break/></text:p>
      <text:p text:style-name="Standard"><text:span text:style-name="T4">Se podrá configurar en qué casos y cuantos puntos se otorgan a un socio:</text:span></text:p>
      <text:p text:style-name="Standard"><text:span text:style-name="T4">Casos posibles donde podrá configurar para otorgar puntos:</text:span></text:p>
      <text:list xml:id="list5747497794377876265" text:style-name="WWNum1">
        <text:list-item>
          <text:p text:style-name="P11"><text:span text:style-name="T8">Y</text:span><text:span text:style-name="T4"> puntos por hacer </text:span><text:span text:style-name="T7">X</text:span><text:span text:style-name="T4"> numero de alquileres dentro de un tiempo dado (una semana, quincena o mes)</text:span></text:p>
        </text:list-item>
        <text:list-item>
          <text:p text:style-name="P11"><text:span text:style-name="T8">Y</text:span><text:span text:style-name="T4"> puntos por hacer </text:span><text:span text:style-name="T7">X</text:span><text:span text:style-name="T4"> numero de compras dentro de un tiempo dado (una semana, quincena o mes) </text:span></text:p>
        </text:list-item>
        <text:list-item>
          <text:p text:style-name="P11"><text:span text:style-name="T8">Y</text:span><text:span text:style-name="T4"> puntos por hacer alquileres con un monto de al menos $ </text:span><text:span text:style-name="T7">X</text:span><text:span text:style-name="T4"> dentro de un tiempo dado (…)</text:span></text:p>
        </text:list-item>
        <text:list-item>
          <text:p text:style-name="P11"><text:span text:style-name="T8">Y</text:span><text:span text:style-name="T4"> puntos por hacer compras con un monto de al menos $ </text:span><text:span text:style-name="T7">X</text:span><text:span text:style-name="T4"> dentro de un tiempo dado (…)</text:span></text:p>
        </text:list-item>
      </text:list>
      <text:p text:style-name="Standard"><text:span text:style-name="T4">A voluntad del administrador del sistema </text:span><text:span text:style-name="T8">Y</text:span><text:span text:style-name="T4"> puntos a determinado socio </text:span></text:p>
      <text:p text:style-name="Standard"><text:span text:style-name="T4">Los puntos serán acumulables y tendrán una vigencia para su canje, la vigencia es configurable.</text:span></text:p>
      <text:p text:style-name="P4"/>
      <text:p text:style-name="Standard"><text:span text:style-name="T4">Para el canje se usara el modulo de ofertas así por ejemplo podrá crear una oferta del 20% de descuento por un canje de 30 puntos. </text:span></text:p>
      <text:p text:style-name="Standard"><text:span text:style-name="T4"><text:s text:c="2"/></text:span><text:span text:style-name="T5">Vistas</text:span><text:span text:style-name="T4">: </text:span></text:p>
      <text:p text:style-name="Standard"><text:span text:style-name="T4">* Configuración de puntos (definir casos donde y cuantos puntos se otorgan) </text:span></text:p>
      <text:p text:style-name="P4"/>
      <text:h text:style-name="Heading_20_1" text:outline-level="1"><text:span text:style-name="T4">Bonos</text:span></text:h>
      <text:p text:style-name="Standard"><text:span text:style-name="T4"><text:s text:c="2"/></text:span><text:span text:style-name="T5"><text:s/>Descripción</text:span><text:span text:style-name="T4">: Maneja un sistema de bonos para los socios. Un bono es un paquete de alquiler que se compra en especial, por ejemplo 10 peliculas por 10e, </text:span></text:p>
      <text:p text:style-name="Standard"/>
      <text:p text:style-name="Standard"><text:span text:style-name="T4"><text:s text:c="2"/></text:span><text:span text:style-name="T5">Vistas</text:span><text:span text:style-name="T4">: </text:span></text:p>
      <text:p text:style-name="Standard"><text:span text:style-name="T4">* Configuración de bonos (definir casos donde y cuantos puntos se otorgan) </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Contents_20_Heading" style:display-name="Contents Heading" style:family="paragraph" style:parent-style-name="Heading_20_1" style:next-style-name="Standard" style:default-outline-level="" style:class="index">
      <style:text-properties fo:language="es" fo:country="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F" style:font-family-generic-complex="system" style:font-pitch-complex="variable" style:font-size-complex="14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agraph-properties fo:text-align="center"/>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Mgr2" style:family="graphic">
      <style:graphic-properties draw:stroke="none" svg:stroke-width="0cm" draw:fill="solid" draw:fill-color="#ffffff" draw:textarea-horizontal-align="center" draw:textarea-vertical-align="top" fo:padding-top="0.127cm" fo:padding-bottom="0.127cm" fo:padding-left="0.254cm" fo:padding-right="0.254cm" style:run-through="background"/>
    </style:style>
    <style:style style:name="Mgr3" style:family="graphic">
      <style:graphic-properties draw:stroke="solid" svg:stroke-width="0cm" svg:stroke-color="#4f81bd" draw:stroke-linejoin="miter" draw:fill="none" draw:textarea-vertical-align="middle" fo:min-height="0.873cm" fo:min-width="1.977cm" fo:padding-top="0cm" fo:padding-bottom="0cm" fo:padding-left="0.254cm" fo:padding-right="0.254cm" style:run-through="background"/>
    </style:style>
    <style:page-layout style:name="Mpm1">
      <style:page-layout-properties fo:page-width="21.59cm" fo:page-height="27.94cm" style:num-format="1" style:print-orientation="portrait" fo:margin-top="1.27cm" fo:margin-bottom="1.249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Footer"><draw:g text:anchor-type="char" draw:z-index="8" draw:style-name="Mgr1"><draw:rect draw:style-name="Mgr2" draw:text-style-name="MP1" svg:width="2.541cm" svg:height="2.541cm" svg:x="37.959cm" svg:y="0cm"><text:p/></draw:rect><draw:custom-shape draw:style-name="Mgr3" svg:width="1.978cm" svg:height="0.973cm" draw:transform="rotate (-2.35619449019235) translate (40.009875cm 0.685777777777778cm)"><text:p/><draw:enhanced-geometry draw:mirror-horizontal="true"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dro</meta:initial-creator>
    <meta:editing-cycles>1</meta:editing-cycles>
    <meta:print-date>2013-09-09T19:12:00</meta:print-date>
    <meta:creation-date>2013-09-02T14:02:00</meta:creation-date>
    <dc:date>2014-10-25T15:21:15.060964799</dc:date>
    <meta:editing-duration>PT12M6S</meta:editing-duration>
    <meta:generator>LibreOffice/4.2.6.3$Linux_X86_64 LibreOffice_project/420m0$Build-3</meta:generator>
    <meta:document-statistic meta:table-count="0" meta:image-count="0" meta:object-count="0" meta:page-count="9" meta:paragraph-count="122" meta:word-count="1860" meta:character-count="11266" meta:non-whitespace-character-count="943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